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27</text:p>
      <text:p text:style-name="Standard"/>
      <text:p text:style-name="Standard">0 – integer.</text:p>
      <text:p text:style-name="Standard">“hello” - string.</text:p>
      <text:p text:style-name="Standard">101 – integer.</text:p>
      <text:p text:style-name="Standard">-1 – integer.</text:p>
      <text:p text:style-name="Standard">True – boolean.</text:p>
      <text:p text:style-name="Standard">“33” - string.</text:p>
      <text:p text:style-name="Standard">3.1415 – float.</text:p>
      <text:p text:style-name="Standard"/>
      <text:p text:style-name="Standard">1.28</text:p>
      <text:p text:style-name="Standard">Edit the source code of the circle class, so that it has a field <text:span text:style-name="T1">name</text:span><text:span text:style-name="T2">, and that field can be assigned a value.</text:span></text:p>
      <text:p text:style-name="Standard"><text:span text:style-name="T2"/></text:p>
      <text:p text:style-name="Standard"><text:span text:style-name="T2">1.29</text:span></text:p>
      <text:p text:style-name="Standard"><text:span text:style-name="T2">public void send(string arg)</text:span></text:p>
      <text:p text:style-name="Standard"><text:span text:style-name="T2"/></text:p>
      <text:p text:style-name="Standard"><text:span text:style-name="T2">1.30</text:span></text:p>
      <text:p text:style-name="Standard"><text:span text:style-name="T2">public int average(int X, int Y)</text:span></text:p>
      <text:p text:style-name="Standard"><text:span text:style-name="T2"/></text:p>
      <text:p text:style-name="Standard"><text:span text:style-name="T2">1.31</text:span></text:p>
      <text:p text:style-name="Standard"><text:span text:style-name="T2">Object, of class Book.</text:span></text:p>
      <text:p text:style-name="Standard"><text:span text:style-name="T2"/></text:p>
      <text:p text:style-name="Standard"><text:span text:style-name="T2">1.32</text:span></text:p>
      <text:p text:style-name="Standard"><text:span text:style-name="T2">Yes, it is theoretically possible. Java, however, does not support multiple inheritance (in other words multiple classes for the same objec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3T14:11:46</meta:creation-date>
    <meta:document-statistic meta:table-count="0" meta:image-count="0" meta:object-count="0" meta:page-count="1" meta:paragraph-count="18" meta:word-count="87" meta:character-count="458"/>
    <dc:date>2010-08-13T14:18:25</dc:date>
    <meta:editing-duration>PT00H06M40S</meta:editing-duration>
    <meta:editing-cycles>1</meta:editing-cycles>
    <meta:generator>OpenOffice.org/3.2$Unix OpenOffice.org_project/320m18$Build-9502</meta:generator>
  </office:meta>
</office:document-meta>
</file>